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YBAR PEVE FRANCISCO RUDENC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C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LVAREZ GOMEZ, CARLOS RAFA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YBAR PEVE FRANCISCO RUDENC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1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3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1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0524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00:01:1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